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ejo de Dado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08:10:26.470802361</meta:creation-date>
    <dc:date>2023-02-04T09:42:37.407155117</dc:date>
    <meta:editing-duration>PT48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3.7.2$Linux_X86_64 LibreOffice_project/30$Build-2</meta:generator>
  </office:meta>
</office:document-meta>
</file>